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marker-start="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1.706cm" svg:height="0.588cm" svg:x="3.271cm" svg:y="4.1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302cm" svg:height="0.357cm" svg:x="3.5cm" svg:y="3.7cm">
            <draw:text-box>
              <text:p>cv_driver</text:p>
            </draw:text-box>
          </draw:frame>
          <draw:custom-shape draw:style-name="gr1" draw:text-style-name="P1" draw:layer="layout" svg:width="1.706cm" svg:height="0.5cm" svg:x="3.271cm" svg:y="4.7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" draw:id="id1" draw:layer="layout" svg:width="0.59cm" svg:height="0.357cm" svg:x="3.871cm" svg:y="4.213cm">
            <draw:text-box>
              <text:p><text:span text:style-name="T1">icb1</text:span></text:p>
            </draw:text-box>
          </draw:frame>
          <draw:custom-shape draw:style-name="gr1" draw:text-style-name="P1" draw:layer="layout" svg:width="1.106cm" svg:height="0.588cm" svg:x="0.471cm" svg:y="4.5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479cm" svg:height="0.357cm" svg:x="0.4cm" svg:y="4.1cm">
            <draw:text-box>
              <text:p>cv30_feed</text:p>
            </draw:text-box>
          </draw:frame>
          <draw:custom-shape draw:style-name="gr1" draw:text-style-name="P1" draw:layer="layout" svg:width="1.106cm" svg:height="0.5cm" svg:x="0.471cm" svg:y="5.1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2" draw:id="id2" draw:layer="layout" svg:width="0.59cm" svg:height="0.357cm" svg:x="0.771cm" svg:y="4.613cm">
            <draw:text-box>
              <text:p><text:span text:style-name="T1">icb1</text:span></text:p>
            </draw:text-box>
          </draw:frame>
          <draw:connector draw:style-name="gr3" draw:text-style-name="P1" draw:layer="layout" draw:type="curve" svg:x1="3.871cm" svg:y1="4.391cm" svg:x2="1.361cm" svg:y2="4.791cm" draw:start-shape="id1" draw:start-glue-point="3" draw:end-shape="id2" draw:end-glue-point="1" svg:d="M3871 4391c-1882 0-628 400-2510 400" svg:viewBox="0 0 2511 401">
            <text:p/>
          </draw:connector>
          <draw:custom-shape draw:style-name="gr1" draw:text-style-name="P1" draw:layer="layout" svg:width="1.506cm" svg:height="0.588cm" svg:x="0.271cm" svg:y="6.4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157cm" svg:height="0.357cm" svg:x="0.1cm" svg:y="6cm">
            <draw:text-box>
              <text:p>cv30_undilute1</text:p>
            </draw:text-box>
          </draw:frame>
          <draw:custom-shape draw:style-name="gr1" draw:text-style-name="P1" draw:layer="layout" svg:width="1.506cm" svg:height="0.5cm" svg:x="0.271cm" svg:y="7.0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3" draw:id="id3" draw:layer="layout" svg:width="0.413cm" svg:height="0.357cm" svg:x="0.571cm" svg:y="6.5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166cm" svg:y1="4.57cm" svg:x2="0.984cm" svg:y2="6.691cm" draw:start-shape="id1" draw:start-glue-point="2" draw:end-shape="id3" draw:end-glue-point="1" svg:d="M4166 4570c0 1414-1060 2121-3182 2121" svg:viewBox="0 0 3183 2122">
            <text:p/>
          </draw:connector>
          <draw:custom-shape draw:style-name="gr1" draw:text-style-name="P1" draw:layer="layout" svg:width="1.806cm" svg:height="0.588cm" svg:x="2.571cm" svg:y="7.4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763cm" svg:height="0.357cm" svg:x="2.6cm" svg:y="7cm">
            <draw:text-box>
              <text:p>cv30_trigger</text:p>
            </draw:text-box>
          </draw:frame>
          <draw:custom-shape draw:style-name="gr1" draw:text-style-name="P1" draw:layer="layout" svg:width="1.806cm" svg:height="0.5cm" svg:x="2.571cm" svg:y="8.0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4" draw:id="id4" draw:layer="layout" svg:width="0.59cm" svg:height="0.357cm" svg:x="3.171cm" svg:y="7.513cm">
            <draw:text-box>
              <text:p><text:span text:style-name="T1">icb1</text:span></text:p>
            </draw:text-box>
          </draw:frame>
          <draw:connector draw:style-name="gr4" draw:text-style-name="P1" draw:layer="layout" draw:type="curve" svg:x1="4.166cm" svg:y1="4.57cm" svg:x2="3.171cm" svg:y2="7.691cm" draw:start-shape="id1" draw:start-glue-point="2" draw:end-shape="id4" draw:end-glue-point="3" svg:d="M4166 4570c0 2208-748 1840-1184 2068s-561 1053 189 1053" svg:viewBox="0 0 1536 3122">
            <text:p/>
          </draw:connector>
          <draw:custom-shape draw:style-name="gr1" draw:text-style-name="P1" draw:layer="layout" svg:width="2.006cm" svg:height="0.588cm" svg:x="5.971cm" svg:y="7.7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41cm" svg:height="0.357cm" svg:x="5.8cm" svg:y="7.3cm">
            <draw:text-box>
              <text:p>cv30_compress</text:p>
            </draw:text-box>
          </draw:frame>
          <draw:custom-shape draw:style-name="gr1" draw:text-style-name="P1" draw:layer="layout" svg:width="2.006cm" svg:height="0.5cm" svg:x="5.971cm" svg:y="8.3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5" draw:id="id5" draw:layer="layout" svg:width="0.59cm" svg:height="0.357cm" svg:x="6.571cm" svg:y="7.813cm">
            <draw:text-box>
              <text:p><text:span text:style-name="T1">icb1</text:span></text:p>
            </draw:text-box>
          </draw:frame>
          <draw:connector draw:style-name="gr4" draw:text-style-name="P1" draw:layer="layout" draw:type="curve" svg:x1="4.166cm" svg:y1="4.57cm" svg:x2="6.571cm" svg:y2="7.991cm" draw:start-shape="id1" draw:start-glue-point="2" draw:end-shape="id5" draw:end-glue-point="3" svg:d="M4166 4570c0 2281 801 3421 2405 3421" svg:viewBox="0 0 2406 3422">
            <text:p/>
          </draw:connector>
          <draw:custom-shape draw:style-name="gr1" draw:text-style-name="P1" draw:layer="layout" svg:width="1.706cm" svg:height="0.588cm" svg:x="3.771cm" svg:y="2.0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912cm" svg:height="0.357cm" svg:x="4.2cm" svg:y="1.6cm">
            <draw:text-box>
              <text:p>concvl</text:p>
            </draw:text-box>
          </draw:frame>
          <draw:custom-shape draw:style-name="gr1" draw:text-style-name="P1" draw:layer="layout" svg:width="1.706cm" svg:height="0.5cm" svg:x="3.771cm" svg:y="2.6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6" draw:id="id6" draw:layer="layout" svg:width="0.679cm" svg:height="0.357cm" svg:x="4.371cm" svg:y="2.113cm">
            <draw:text-box>
              <text:p><text:span text:style-name="T1">kbas</text:span></text:p>
            </draw:text-box>
          </draw:frame>
          <draw:connector draw:style-name="gr3" draw:text-style-name="P1" draw:layer="layout" draw:type="curve" svg:x1="4.71cm" svg:y1="2.47cm" svg:x2="4.461cm" svg:y2="4.391cm" draw:start-shape="id6" draw:start-glue-point="2" draw:end-shape="id1" draw:end-glue-point="1" svg:d="M4710 2470c0 1308 126 1090 251 1243s250 678-500 678" svg:viewBox="0 0 595 1922">
            <text:p/>
          </draw:connector>
          <draw:frame draw:style-name="gr2" draw:text-style-name="P2" xml:id="id7" draw:id="id7" draw:layer="layout" svg:width="0.413cm" svg:height="0.357cm" svg:x="7.471cm" svg:y="7.774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6.866cm" svg:y1="8.17cm" svg:x2="7.677cm" svg:y2="8.131cm" draw:start-shape="id5" draw:start-glue-point="2" draw:end-shape="id7" draw:end-glue-point="2" svg:d="M6866 8170c0 750 811 769 811-39" svg:viewBox="0 0 812 605">
            <text:p/>
          </draw:connector>
          <draw:frame draw:style-name="gr2" draw:text-style-name="P2" xml:id="id8" draw:id="id8" draw:layer="layout" svg:width="0.413cm" svg:height="0.357cm" svg:x="4.471cm" svg:y="4.774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7.884cm" svg:y1="7.952cm" svg:x2="4.677cm" svg:y2="5.131cm" draw:start-shape="id7" draw:start-glue-point="1" draw:end-shape="id8" draw:end-glue-point="2" svg:d="M7884 7952c763 0 637-749-356-959s-2851 121-2851-1862" svg:viewBox="0 0 3701 2822">
            <text:p/>
          </draw:connector>
          <draw:custom-shape draw:style-name="gr1" draw:text-style-name="P1" draw:layer="layout" svg:width="1.206cm" svg:height="0.588cm" svg:x="8.771cm" svg:y="6.8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157cm" svg:height="0.357cm" svg:x="8.6cm" svg:y="6.4cm">
            <draw:text-box>
              <text:p>cv30_undilute2</text:p>
            </draw:text-box>
          </draw:frame>
          <draw:custom-shape draw:style-name="gr1" draw:text-style-name="P1" draw:layer="layout" svg:width="1.206cm" svg:height="0.5cm" svg:x="8.771cm" svg:y="7.4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9" draw:id="id9" draw:layer="layout" svg:width="0.413cm" svg:height="0.357cm" svg:x="9.071cm" svg:y="6.9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884cm" svg:y1="4.952cm" svg:x2="9.071cm" svg:y2="7.091cm" draw:start-shape="id8" draw:start-glue-point="1" draw:end-shape="id9" draw:end-glue-point="3" svg:d="M4884 4952c3139 0 1046 2139 4187 2139" svg:viewBox="0 0 4188 2140">
            <text:p/>
          </draw:connector>
          <draw:custom-shape draw:style-name="gr1" draw:text-style-name="P1" draw:layer="layout" svg:width="1.206cm" svg:height="0.588cm" svg:x="6.571cm" svg:y="2.3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89cm" svg:height="0.357cm" svg:x="6.5cm" svg:y="1.9cm">
            <draw:text-box>
              <text:p>cv30_closure</text:p>
            </draw:text-box>
          </draw:frame>
          <draw:custom-shape draw:style-name="gr1" draw:text-style-name="P1" draw:layer="layout" svg:width="1.206cm" svg:height="0.5cm" svg:x="6.571cm" svg:y="2.9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0" draw:id="id10" draw:layer="layout" svg:width="0.413cm" svg:height="0.357cm" svg:x="6.971cm" svg:y="2.4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884cm" svg:y1="4.952cm" svg:x2="6.971cm" svg:y2="2.591cm" draw:end-shape="id10" draw:end-glue-point="3" svg:d="M4884 4952c1182 0 139-2361 2087-2361" svg:viewBox="0 0 2088 2362">
            <text:p/>
          </draw:connector>
          <draw:custom-shape draw:style-name="gr1" draw:text-style-name="P1" draw:layer="layout" svg:width="0.72cm" svg:height="0.588cm" svg:x="6.871cm" svg:y="0.6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78cm" svg:height="0.357cm" svg:x="6.5cm" svg:y="0.2cm">
            <draw:text-box>
              <text:p>cv30_mixing</text:p>
            </draw:text-box>
          </draw:frame>
          <draw:custom-shape draw:style-name="gr1" draw:text-style-name="P1" draw:layer="layout" svg:width="0.72cm" svg:height="0.5cm" svg:x="6.871cm" svg:y="1.2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1" draw:id="id11" draw:layer="layout" svg:width="0.413cm" svg:height="0.357cm" svg:x="6.971cm" svg:y="0.7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884cm" svg:y1="4.952cm" svg:x2="6.971cm" svg:y2="0.891cm" draw:end-shape="id11" draw:end-glue-point="3" svg:d="M4884 4952c1182 0 139-4061 2087-4061" svg:viewBox="0 0 2088 4062">
            <text:p/>
          </draw:connector>
          <draw:custom-shape draw:style-name="gr1" draw:text-style-name="P1" draw:layer="layout" svg:width="0.72cm" svg:height="0.588cm" svg:x="9.271cm" svg:y="3.2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64cm" svg:height="0.357cm" svg:x="8.9cm" svg:y="2.8cm">
            <draw:text-box>
              <text:p>cv30_unsat</text:p>
            </draw:text-box>
          </draw:frame>
          <draw:custom-shape draw:style-name="gr1" draw:text-style-name="P1" draw:layer="layout" svg:width="0.72cm" svg:height="0.5cm" svg:x="9.271cm" svg:y="3.8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2" draw:id="id12" draw:layer="layout" svg:width="0.413cm" svg:height="0.357cm" svg:x="9.371cm" svg:y="3.3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884cm" svg:y1="4.952cm" svg:x2="9.371cm" svg:y2="3.491cm" draw:end-shape="id12" draw:end-glue-point="3" svg:d="M4884 4952c2982 0 739-1461 4487-1461" svg:viewBox="0 0 4488 1462">
            <text:p/>
          </draw:connector>
          <draw:custom-shape draw:style-name="gr1" draw:text-style-name="P1" draw:layer="layout" svg:width="0.72cm" svg:height="0.588cm" svg:x="9.771cm" svg:y="5.0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518cm" svg:height="0.357cm" svg:x="9.4cm" svg:y="4.6cm">
            <draw:text-box>
              <text:p>cv30_yield</text:p>
            </draw:text-box>
          </draw:frame>
          <draw:custom-shape draw:style-name="gr1" draw:text-style-name="P1" draw:layer="layout" svg:width="0.72cm" svg:height="0.5cm" svg:x="9.771cm" svg:y="5.6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3" draw:id="id13" draw:layer="layout" svg:width="0.413cm" svg:height="0.357cm" svg:x="9.871cm" svg:y="5.113cm">
            <draw:text-box>
              <text:p><text:span text:style-name="T1">icb</text:span></text:p>
            </draw:text-box>
          </draw:frame>
          <draw:connector draw:style-name="gr4" draw:text-style-name="P1" draw:layer="layout" draw:type="curve" svg:x1="4.884cm" svg:y1="4.952cm" svg:x2="9.871cm" svg:y2="5.291cm" draw:end-shape="id13" draw:end-glue-point="3" svg:d="M4884 4952c3357 0 864 339 4987 339" svg:viewBox="0 0 4988 34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00:43:18.191730286</meta:creation-date>
    <dc:title>data_flow</dc:title>
    <meta:editing-duration>PT1H51S</meta:editing-duration>
    <meta:editing-cycles>17</meta:editing-cycles>
    <meta:generator>LibreOffice/4.2.8.2$Linux_x86 LibreOffice_project/420m0$Build-2</meta:generator>
    <meta:initial-creator>Lionel GUEZ</meta:initial-creator>
    <dc:date>2016-05-18T01:49:43.374999029</dc:date>
    <dc:creator>Lionel GUEZ</dc:creator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